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15</text:p>
          </table:table-cell>
          <table:table-cell table:number-columns-repeated="5"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7591.92</text:p>
          </table:table-cell>
          <table:table-cell office:value-type="string" calcext:value-type="string">
            <text:p>105026</text:p>
          </table:table-cell>
          <table:table-cell table:number-columns-repeated="3"/>
          <table:table-cell office:value-type="string" calcext:value-type="string">
            <text:p>163041</text:p>
          </table:table-cell>
          <table:table-cell office:value-type="string" calcext:value-type="string">
            <text:p>2256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645.52</text:p>
          </table:table-cell>
          <table:table-cell table:number-columns-repeated="999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.00.0000</text:date>, <text:time style:data-style-name="N2" text:time-value="15:15:13.7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9T15:18:11.551000000</dc:date>
    <meta:editing-duration>P6DT3H1M17S</meta:editing-duration>
    <meta:editing-cycles>2487</meta:editing-cycles>
    <meta:document-statistic meta:table-count="5" meta:cell-count="7198" meta:object-count="0"/>
    <meta:user-defined meta:name="qrichtext">1</meta:user-defined>
  </office:meta>
</office:document-meta>
</file>